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ans" svg:font-family="OpenSans" style:font-family-generic="system" style:font-pitch="variable"/>
  </office:font-face-decls>
  <office:automatic-styles>
    <style:style style:name="P1" style:family="paragraph" style:parent-style-name="Standard">
      <style:text-properties officeooo:rsid="0007593e" officeooo:paragraph-rsid="0007593e"/>
    </style:style>
    <style:style style:name="P2" style:family="paragraph" style:parent-style-name="Standard">
      <style:text-properties officeooo:paragraph-rsid="0007593e"/>
    </style:style>
    <style:style style:name="P3" style:family="paragraph" style:parent-style-name="Standard">
      <style:text-properties style:text-underline-style="none" officeooo:rsid="0007593e" officeooo:paragraph-rsid="0007593e"/>
    </style:style>
    <style:style style:name="P4" style:family="paragraph" style:parent-style-name="Standard">
      <style:text-properties style:text-underline-style="none" officeooo:paragraph-rsid="0007593e"/>
    </style:style>
    <style:style style:name="P5" style:family="paragraph" style:parent-style-name="Standard">
      <style:text-properties fo:font-size="6pt" style:text-underline-style="none" fo:font-weight="normal" officeooo:rsid="0007593e" officeooo:paragraph-rsid="0007593e" style:font-size-asian="5.25pt" style:font-weight-asian="normal" style:font-size-complex="6pt" style:font-weight-complex="normal"/>
    </style:style>
    <style:style style:name="P6" style:family="paragraph" style:parent-style-name="Standard">
      <style:text-properties fo:font-size="6pt" fo:font-weight="bold" officeooo:rsid="0007593e" officeooo:paragraph-rsid="0007593e" style:font-size-asian="6pt" style:font-weight-asian="bold" style:font-size-complex="6pt" style:font-weight-complex="bold"/>
    </style:style>
    <style:style style:name="P7" style:family="paragraph" style:parent-style-name="Standard">
      <style:text-properties style:text-line-through-style="none" style:text-line-through-type="none" fo:font-size="6pt" style:text-underline-style="none" fo:font-weight="normal" officeooo:rsid="0007593e" officeooo:paragraph-rsid="0007593e" style:font-size-asian="5.25pt" style:font-weight-asian="normal" style:font-size-complex="6pt" style:font-weight-complex="normal"/>
    </style:style>
    <style:style style:name="P8" style:family="paragraph" style:parent-style-name="Standard">
      <style:text-properties fo:font-size="10pt" fo:font-weight="bold" officeooo:rsid="0007593e" officeooo:paragraph-rsid="0007593e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2a6099" loext:opacity="100%" fo:font-size="6pt" style:text-underline-style="none" fo:font-weight="normal" officeooo:rsid="0007593e" officeooo:paragraph-rsid="0007593e" style:font-size-asian="5.25pt" style:font-weight-asian="normal" style:font-size-complex="6pt" style:font-weight-complex="normal"/>
    </style:style>
    <style:style style:name="P10" style:family="paragraph" style:parent-style-name="Standard">
      <style:text-properties fo:color="#2a6099" loext:opacity="100%" style:text-line-through-style="none" style:text-line-through-type="none" fo:font-size="8pt" style:text-underline-style="none" fo:font-weight="normal" officeooo:rsid="0007593e" officeooo:paragraph-rsid="0007593e" style:font-size-asian="8pt" style:font-weight-asian="normal" style:font-size-complex="8pt" style:font-weight-complex="normal"/>
    </style:style>
    <style:style style:name="P11" style:family="paragraph" style:parent-style-name="Standard">
      <style:text-properties fo:color="#1155cc" loext:opacity="100%" style:font-name="Montserrat" fo:font-size="6pt" fo:font-style="normal" fo:font-weight="normal" officeooo:paragraph-rsid="0007593e" style:font-size-asian="6pt" style:font-style-asian="normal" style:font-weight-asian="normal" style:font-size-complex="6pt"/>
    </style:style>
    <style:style style:name="P12" style:family="paragraph" style:parent-style-name="Standard">
      <style:text-properties fo:color="#000000" loext:opacity="100%" style:text-line-through-style="none" style:text-line-through-type="none" style:font-name="Montserrat" fo:font-size="6pt" fo:font-style="normal" style:text-underline-style="none" fo:font-weight="normal" officeooo:rsid="0007593e" officeooo:paragraph-rsid="0007593e" style:font-size-asian="6pt" style:font-style-asian="normal" style:font-weight-asian="normal" style:font-size-complex="6pt" style:font-weight-complex="normal"/>
    </style:style>
    <style:style style:name="P13" style:family="paragraph" style:parent-style-name="Standard">
      <style:text-properties fo:font-size="7pt" style:text-underline-style="none" fo:font-weight="normal" officeooo:rsid="0007593e" officeooo:paragraph-rsid="0007593e" style:font-size-asian="7pt" style:font-weight-asian="normal" style:font-size-complex="7pt" style:font-weight-complex="normal"/>
    </style:style>
    <style:style style:name="P14" style:family="paragraph" style:parent-style-name="Standard">
      <style:text-properties style:text-underline-style="none" officeooo:paragraph-rsid="000e7c17"/>
    </style:style>
    <style:style style:name="P15" style:family="paragraph" style:parent-style-name="Standard">
      <style:text-properties fo:color="#000000" loext:opacity="100%" style:text-line-through-style="none" style:text-line-through-type="none" style:font-name="Montserrat" fo:font-size="6pt" fo:font-style="normal" style:text-underline-style="none" fo:font-weight="normal" officeooo:rsid="0007593e" officeooo:paragraph-rsid="000e7c17" style:font-size-asian="6pt" style:font-style-asian="normal" style:font-weight-asian="normal" style:font-size-complex="6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size-asian="6pt" style:font-weight-asian="bold" style:font-weight-complex="bold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size="6pt" fo:font-weight="normal" style:font-size-asian="5.25pt" style:font-weight-asian="normal" style:font-size-complex="6pt" style:font-weight-complex="normal"/>
    </style:style>
    <style:style style:name="T5" style:family="text">
      <style:text-properties fo:color="#2a6099" loext:opacity="100%" fo:font-size="8pt" style:text-underline-style="solid" style:text-underline-width="auto" style:text-underline-color="font-color" fo:font-weight="bold" style:font-size-asian="7pt" style:font-weight-asian="bold" style:font-size-complex="8pt" style:font-weight-complex="bold"/>
    </style:style>
    <style:style style:name="T6" style:family="text">
      <style:text-properties fo:color="#2a6099" loext:opacity="100%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" style:family="text">
      <style:text-properties fo:color="#2a6099" loext:opacity="100%" fo:font-size="8pt" style:font-size-asian="8pt" style:font-size-complex="8pt"/>
    </style:style>
    <style:style style:name="T8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2a6099" loext:opacity="100%" style:font-name="Liberation Serif" fo:font-size="8pt" fo:font-style="normal" style:text-underline-style="solid" style:text-underline-width="auto" style:text-underline-color="font-color" fo:font-weight="bold" officeooo:rsid="0007593e" style:font-size-asian="8pt" style:font-style-asian="normal" style:font-weight-asian="bold" style:font-size-complex="8pt" style:font-weight-complex="bold"/>
    </style:style>
    <style:style style:name="T10" style:family="text">
      <style:text-properties style:font-size-asian="6pt"/>
    </style:style>
    <style:style style:name="T11" style:family="text">
      <style:text-properties fo:color="#000000" loext:opacity="100%" style:font-size-asian="6pt"/>
    </style:style>
    <style:style style:name="T12" style:family="text">
      <style:text-properties fo:color="#000000" loext:opacity="100%" officeooo:rsid="000cf86f" style:font-size-asian="6pt"/>
    </style:style>
    <style:style style:name="T13" style:family="text">
      <style:text-properties fo:color="#000000" loext:opacity="100%" style:text-line-through-style="none" style:text-line-through-type="none" fo:font-size="6pt" style:text-underline-style="none" fo:font-weight="normal" officeooo:rsid="0007593e" style:font-size-asian="6pt" style:font-weight-asian="normal" style:font-size-complex="6pt" style:font-weight-complex="normal"/>
    </style:style>
    <style:style style:name="T14" style:family="text">
      <style:text-properties fo:color="#000000" loext:opacity="100%" style:text-line-through-style="none" style:text-line-through-type="none" style:font-name="Montserrat" fo:font-size="6pt" fo:font-style="normal" style:text-underline-style="solid" style:text-underline-width="auto" style:text-underline-color="font-color" fo:font-weight="normal" officeooo:rsid="0007593e" style:font-size-asian="6pt" style:font-style-asian="normal" style:font-weight-asian="normal" style:font-size-complex="6pt" style:font-weight-complex="normal"/>
    </style:style>
    <style:style style:name="T15" style:family="text">
      <style:text-properties fo:color="#000000" loext:opacity="100%" style:text-line-through-style="none" style:text-line-through-type="none" style:font-name="Montserrat" fo:font-size="6pt" fo:font-style="normal" fo:font-weight="normal" officeooo:rsid="0007593e" style:font-size-asian="6pt" style:font-style-asian="normal" style:font-weight-asian="normal" style:font-size-complex="6pt" style:font-weight-complex="normal"/>
    </style:style>
    <style:style style:name="T16" style:family="text">
      <style:text-properties fo:color="#000000" loext:opacity="100%" style:text-line-through-style="none" style:text-line-through-type="none" style:font-name="Montserrat" fo:font-size="6pt" fo:font-style="normal" fo:font-weight="normal" officeooo:rsid="000e7c17" style:font-size-asian="6pt" style:font-style-asian="normal" style:font-weight-asian="normal" style:font-size-complex="6pt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erif" fo:font-size="6pt" fo:font-style="normal" fo:font-weight="normal" officeooo:rsid="0007593e" style:font-size-asian="6pt" style:font-style-asian="normal" style:font-weight-asian="normal" style:font-size-complex="6pt" style:font-weight-complex="normal"/>
    </style:style>
    <style:style style:name="T18" style:family="text">
      <style:text-properties fo:color="#000000" loext:opacity="100%" style:font-name="Montserrat" fo:font-size="6pt" fo:font-style="normal" fo:font-weight="normal" style:font-size-asian="6pt" style:font-style-asian="normal" style:font-weight-asian="normal" style:font-size-complex="6pt"/>
    </style:style>
    <style:style style:name="T19" style:family="text">
      <style:text-properties fo:color="#000000" loext:opacity="100%" style:font-name="Montserrat" fo:font-size="6pt" fo:font-style="normal" fo:font-weight="normal" officeooo:rsid="0007593e" style:font-size-asian="6pt" style:font-style-asian="normal" style:font-weight-asian="normal" style:font-size-complex="6pt"/>
    </style:style>
    <style:style style:name="T20" style:family="text">
      <style:text-properties fo:color="#000000" loext:opacity="100%" style:font-name="Liberation Serif" fo:font-size="6pt" fo:font-style="normal" fo:font-weight="normal" officeooo:rsid="0007593e" style:font-size-asian="6pt" style:font-style-asian="normal" style:font-weight-asian="normal" style:font-size-complex="6pt"/>
    </style:style>
    <style:style style:name="T21" style:family="text">
      <style:text-properties fo:color="#1155cc" loext:opacity="100%" style:font-name="Montserrat" fo:font-size="6pt" fo:font-style="normal" fo:font-weight="normal" style:font-size-asian="6pt" style:font-style-asian="normal" style:font-weight-asian="normal" style:font-size-complex="6pt"/>
    </style:style>
    <style:style style:name="T22" style:family="text">
      <style:text-properties officeooo:rsid="000e7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8"><text:tab/></text:p>
      <text:p text:style-name="P8"><text:tab/></text:p>
      <text:p text:style-name="P8"><text:tab/>Rahul Kumar Rai</text:p>
      <text:p text:style-name="P8"><text:tab/></text:p>
      <text:p text:style-name="P1"><text:span text:style-name="T1"><text:tab/></text:span><text:span text:style-name="T6">Contact<text:tab/></text:span><text:span text:style-name="T8"><text:tab/><text:tab/><text:tab/><text:tab/><text:tab/><text:tab/></text:span><text:span text:style-name="T6">Skills</text:span></text:p>
      <text:p text:style-name="P9"><text:tab/></text:p>
      <text:p text:style-name="P5"><text:tab/><text:span text:style-name="T10">LinkedIn</text:span><text:span text:style-name="T2"> : </text:span><text:a xlink:type="simple" xlink:href="https://bit.ly/rahul03rai" text:style-name="Internet_20_link" text:visited-style-name="Visited_20_Internet_20_Link"><text:span text:style-name="T2">https://bit.ly/rahul03rai</text:span></text:a><text:tab/><text:tab/><text:tab/><text:tab/><text:tab/>Programming Languages:-</text:p>
      <text:p text:style-name="P5"><text:tab/><text:span text:style-name="T10">Email : </text:span><text:a xlink:type="simple" xlink:href="mailto:rahulkrrai0302@gmail.com" text:style-name="Internet_20_link" text:visited-style-name="Visited_20_Internet_20_Link"><text:span text:style-name="T10">rahulkrrai0302@gmail.com</text:span></text:a> <text:s/><text:tab/><text:tab/><text:tab/><text:tab/><text:tab/> <text:s text:c="10"/>C++(proficient), Java, Python, C</text:p>
      <text:p text:style-name="P5"><text:span text:style-name="T10"><text:tab/>Phone : +91 8116697336</text:span><text:tab/><text:tab/><text:tab/><text:tab/><text:tab/><text:tab/>Data Structures and Algorithms<text:tab/></text:p>
      <text:p text:style-name="P5"><text:tab/><text:tab/><text:tab/><text:tab/><text:tab/><text:tab/><text:tab/><text:tab/>Query Languages:-</text:p>
      <text:p text:style-name="P5"><text:tab/><text:tab/><text:tab/><text:tab/><text:tab/><text:tab/><text:tab/><text:tab/> <text:s text:c="11"/>MySQL</text:p>
      <text:p text:style-name="P5"><text:tab/><text:span text:style-name="T5">Education</text:span><text:tab/><text:tab/><text:tab/><text:tab/><text:tab/><text:tab/><text:tab/>Basics of AWS</text:p>
      <text:p text:style-name="P5"><text:tab/> <text:s text:c="5"/><text:tab/><text:tab/><text:tab/><text:tab/><text:tab/><text:tab/><text:tab/>Kubernetes</text:p>
      <text:p text:style-name="P5"><text:tab/><text:span text:style-name="T10">Intermediate<text:tab/><text:tab/><text:tab/><text:tab/><text:tab/><text:tab/><text:tab/>GitHub</text:span></text:p>
      <text:p text:style-name="P5"><text:tab/><text:span text:style-name="T10">Deshbandhu Vidyalaya Boys’ (2019-2021)</text:span><text:tab/><text:tab/><text:tab/><text:tab/><text:tab/>Linux</text:p>
      <text:p text:style-name="P5"><text:tab/>66%<text:tab/><text:tab/><text:tab/><text:tab/><text:tab/><text:tab/><text:tab/></text:p>
      <text:p text:style-name="P5"><text:tab/></text:p>
      <text:p text:style-name="P5"><text:tab/>Bachelor of Technology</text:p>
      <text:p text:style-name="P3"><text:span text:style-name="T4"><text:tab/>Narula Institute of Technology(2021-2025)<text:tab/><text:tab/><text:tab/><text:tab/><text:tab/></text:span><text:span text:style-name="T6">Achievements</text:span></text:p>
      <text:p text:style-name="P7"><text:span text:style-name="T7"><text:tab/></text:span><text:span text:style-name="T11">CGPA-8.15</text:span></text:p>
      <text:p text:style-name="P7"><text:span text:style-name="T7"><text:tab/><text:tab/><text:tab/><text:tab/><text:tab/><text:tab/><text:tab/><text:tab/></text:span><text:span text:style-name="T11">2 start on CodeChef</text:span><text:span text:style-name="T12">(MAX : 1556)</text:span></text:p>
      <text:p text:style-name="P2"><text:span text:style-name="T13"><text:tab/><text:tab/><text:tab/><text:tab/><text:tab/><text:tab/><text:tab/><text:tab/></text:span><text:a xlink:type="simple" xlink:href="https://rb.gy/3ohpcb" text:style-name="Internet_20_link" text:visited-style-name="Visited_20_Internet_20_Link"><text:span text:style-name="T18">https://rb.gy/3ohpcb</text:span></text:a></text:p>
      <text:p text:style-name="P11"><text:tab/></text:p>
      <text:p text:style-name="P2"><text:span text:style-name="T21"><text:tab/><text:tab/><text:tab/><text:tab/><text:tab/><text:tab/><text:tab/><text:tab/></text:span><text:span text:style-name="T19">300+ on Leetcode</text:span></text:p>
      <text:p text:style-name="P2"><text:span text:style-name="T19"><text:tab/></text:span><text:span text:style-name="T9">Projects</text:span><text:span text:style-name="T20"><text:tab/></text:span><text:span text:style-name="T19"><text:tab/><text:tab/><text:tab/><text:tab/><text:tab/><text:tab/></text:span><text:a xlink:type="simple" xlink:href="https://rb.gy/fcyvee" text:style-name="Internet_20_link" text:visited-style-name="Visited_20_Internet_20_Link"><text:span text:style-name="T14">https://rb.gy/fcyvee</text:span></text:a></text:p>
      <text:p text:style-name="P12"><text:tab/></text:p>
      <text:p text:style-name="P14"><text:span text:style-name="T15"><text:tab/></text:span><text:span text:style-name="T17">Built a Netflix clone using tailwind </text:span><text:span text:style-name="T15"><text:tab/><text:tab/><text:tab/><text:tab/><text:tab/>Participated in Google Code-In (2019) </text:span></text:p>
      <text:p text:style-name="P14"><text:span text:style-name="T15"><text:tab/></text:span><text:span text:style-name="T16">(Create a Netflix clone web app using HTML and tailwind CSS.<text:tab/><text:tab/><text:tab/></text:span></text:p>
      <text:p text:style-name="P14"><text:span text:style-name="T16"><text:tab/> <text:s text:c="2"/>The homepage is all similar to actual Netflix homepage with <text:tab/><text:tab/></text:span><text:span text:style-name="T15">Completed a course on Data <text:s/>Science </text:span></text:p>
      <text:p text:style-name="P14"><text:span text:style-name="T15"><text:tab/> <text:s text:c="3"/></text:span><text:span text:style-name="T16">all the similar features and identical layout as compared to</text:span><text:span text:style-name="T15"><text:tab/><text:tab/>using python</text:span><text:span text:style-name="T16"> the</text:span></text:p>
      <text:p text:style-name="P15"><text:tab/> <text:s text:c="3"/><text:span text:style-name="T22">original page.)</text:span><text:tab/><text:tab/><text:tab/><text:tab/><text:tab/><text:tab/></text:p>
      <text:p text:style-name="P4"><text:span text:style-name="T15"><text:tab/><text:tab/><text:tab/><text:tab/><text:tab/><text:tab/><text:tab/><text:tab/></text:span><text:span text:style-name="T14">https://shorturl.at/KOV13</text:span></text:p>
      <text:p text:style-name="P12"><text:tab/><text:tab/><text:tab/><text:tab/><text:tab/><text:tab/><text:tab/><text:tab/></text:p>
      <text:p text:style-name="P15"><text:tab/><text:tab/><text:tab/><text:tab/><text:tab/><text:tab/><text:tab/><text:tab/><text:span text:style-name="T22">Postman API Student Expert Program</text:span><text:tab/><text:tab/><text:tab/><text:tab/><text:span text:style-name="T22">Created a Personal Portfolio Website</text:span></text:p>
      <text:p text:style-name="P15"><text:tab/><text:span text:style-name="T22">(Made a personal portfolio website using HTML and CSS.</text:span></text:p>
      <text:p text:style-name="P15"><text:tab/><text:span text:style-name="T22">The web page has 3 sections, home, about , skills and contact section.</text:span></text:p>
      <text:p text:style-name="P15"><text:tab/><text:span text:style-name="T22">You can also download this resume file from there as there is a button</text:span></text:p>
      <text:p text:style-name="P15"><text:tab/><text:span text:style-name="T22">to download this file and you can also contact me by filling the given form </text:span></text:p>
      <text:p text:style-name="P15"><text:tab/><text:span text:style-name="T22">there on the contact section.)</text:span><text:tab/><text:tab/></text:p>
      <text:p text:style-name="P8"><text:tab/></text:p>
      <text:p text:style-name="P6"><text:tab/></text:p>
      <text:p text:style-name="P1"><text:span text:style-name="T3"><text:tab/></text:span><text:span text:style-name="T1"><text:tab/><text:tab/><text:tab/> </text:span></text:p>
      <text:p text:style-name="P13"/>
      <text:p text:style-name="P13"><text:tab/></text:p>
      <text:p text:style-name="P13"><text:tab/></text:p>
      <text:p text:style-name="P12"><text:tab/></text:p>
      <text:p text:style-name="P12"><text:tab/></text:p>
      <text:p text:style-name="P12"/>
      <text:p text:style-name="P10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ans" svg:font-family="Open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OpenSans" style:font-family-complex="OpenSans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OpenSans" style:font-family-complex="OpenSans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OpenSans" style:font-family-complex="OpenSans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OpenSans" style:font-family-complex="OpenSans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OpenSans" style:font-family-complex="OpenSans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OpenSans" style:font-family-complex="OpenSans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OpenSans" style:font-family-complex="OpenSans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OpenSans" style:font-family-complex="OpenSans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OpenSans" style:font-family-complex="OpenSans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OpenSans" style:font-family-complex="OpenSans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OpenSans" style:font-family-complex="OpenSans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OpenSans" style:font-family-complex="OpenSans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OpenSans" style:font-family-complex="OpenSan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in" fo:page-height="11in" style:num-format="1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22:07:13.906416132</meta:creation-date>
    <dc:date>2024-01-19T13:12:36.234207066</dc:date>
    <meta:editing-duration>PT1H19M37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48" meta:word-count="182" meta:character-count="1460" meta:non-whitespace-character-count="1073"/>
  </office:meta>
</office:document-meta>
</file>